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6c73" officeooo:paragraph-rsid="001ffa38"/>
    </style:style>
    <style:style style:name="P2" style:family="paragraph" style:parent-style-name="Standard">
      <style:paragraph-properties fo:text-align="center" style:justify-single-word="false"/>
      <style:text-properties fo:font-size="14pt" style:text-underline-style="none" fo:font-weight="bold" officeooo:rsid="001ffa38" officeooo:paragraph-rsid="001ffa38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4 Test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9T13:55:59.663000000</meta:creation-date>
    <meta:generator>LibreOffice/5.1.2.2$Windows_x86 LibreOffice_project/d3bf12ecb743fc0d20e0be0c58ca359301eb705f</meta:generator>
    <dc:date>2016-05-19T15:32:34.757000000</dc:date>
    <meta:editing-duration>PT58M43S</meta:editing-duration>
    <meta:editing-cycles>2</meta:editing-cycles>
    <meta:document-statistic meta:table-count="0" meta:image-count="0" meta:object-count="0" meta:page-count="1" meta:paragraph-count="1" meta:word-count="2" meta:character-count="6" meta:non-whitespace-character-count="5"/>
  </office:meta>
</office:document-meta>
</file>